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2" style:family="paragraph" style:parent-style-name="Heading_20_1">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3"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4"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6" style:family="paragraph" style:parent-style-name="Text_20_body">
      <style:paragraph-properties fo:margin-left="0cm" fo:margin-right="0cm" fo:margin-top="0cm" fo:margin-bottom="0.339cm" style:contextual-spacing="false" fo:orphans="2" fo:widows="2" fo:text-indent="0cm" style:auto-text-indent="false"/>
    </style:style>
    <style:style style:name="P7" style:family="paragraph" style:parent-style-name="Text_20_body">
      <style:paragraph-properties fo:margin-left="0cm" fo:margin-right="0cm" fo:margin-top="0cm" fo:margin-bottom="0cm" style:contextual-spacing="false" fo:orphans="2" fo:widows="2" fo:text-indent="0cm" style:auto-text-indent="false"/>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9" style:family="paragraph" style:parent-style-name="Text_20_body" style:list-style-name="L2">
      <style:paragraph-properties fo:margin-top="0cm" fo:margin-bottom="0.339cm" style:contextual-spacing="false" fo:orphans="2" fo:widows="2"/>
      <style:text-properties fo:font-variant="normal" fo:text-transform="none" fo:color="#24292e" loext:opacity="100%" style:font-name="apple-system" fo:font-size="9.60000038146973pt" fo:letter-spacing="normal" fo:font-style="normal" fo:font-weight="normal"/>
    </style:style>
    <style:style style:name="T1" style:family="text">
      <style:text-properties fo:font-variant="normal" fo:text-transform="none" fo:color="#0366d6"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e" loext:opacity="100%" style:font-name="apple-system" fo:font-size="9.60000038146973pt" fo:letter-spacing="normal" fo:font-style="normal" fo:font-weight="normal"/>
    </style:style>
    <style:style style:name="T3" style:family="text">
      <style:text-properties fo:font-variant="normal" fo:text-transform="none" fo:color="#24292e" loext:opacity="100%" style:font-name="apple-system" fo:font-size="9.60000038146973pt" fo:letter-spacing="normal" fo:font-style="normal" fo:font-weight="bold"/>
    </style:style>
    <style:style style:name="T4" style:family="text">
      <style:text-properties fo:font-variant="normal" fo:text-transform="none" fo:color="#24292e" loext:opacity="100%" style:font-name="SFMono-Regular" fo:font-size="7.80000019073486pt" fo:letter-spacing="normal" fo:font-style="normal" fo:font-weight="normal" loext:padding="0cm" loext:border="none"/>
    </style:style>
    <style:style style:name="T5" style:family="text">
      <style:text-properties fo:font-variant="normal" fo:text-transform="none" fo:color="#24292e" loext:opacity="100%" style:font-name="SFMono-Regular" fo:font-size="7.80000019073486pt" fo:letter-spacing="normal" fo:font-style="normal" fo:font-weight="normal" fo:background-color="transparent" loext:char-shading-value="0" loext:padding="0cm" loext:border="none"/>
    </style:style>
    <style:style style:name="T6" style:family="text">
      <style:text-properties fo:font-variant="normal" fo:text-transform="none" fo:color="#445588" loext:opacity="100%" style:font-name="SFMono-Regular" fo:font-size="7.80000019073486pt" fo:letter-spacing="normal" fo:font-style="normal" fo:font-weight="bold" fo:background-color="transparent" loext:char-shading-value="0" loext:padding="0cm" loext:border="none"/>
    </style:style>
    <style:style style:name="T7" style:family="text">
      <style:text-properties fo:font-variant="normal" fo:text-transform="none" fo:color="#000000" loext:opacity="100%" style:font-name="SFMono-Regular" fo:font-size="7.80000019073486pt" fo:letter-spacing="normal" fo:font-style="normal" fo:font-weight="bold" fo:background-color="transparent" loext:char-shading-value="0" loext:padding="0cm" loext:border="none"/>
    </style:style>
    <style:style style:name="T8" style:family="text">
      <style:text-properties fo:font-variant="normal" fo:text-transform="none" fo:color="#990000" loext:opacity="100%" style:font-name="SFMono-Regular" fo:font-size="7.80000019073486pt" fo:letter-spacing="normal" fo:font-style="normal" fo:font-weight="bold" fo:background-color="transparent" loext:char-shading-value="0" loext:padding="0cm" loext:border="none"/>
    </style:style>
    <style:style style:name="T9" style:family="text">
      <style:text-properties fo:font-variant="normal" fo:text-transform="none" fo:color="#dd1144" loext:opacity="100%" style:font-name="SFMono-Regular" fo:font-size="7.80000019073486pt" fo:letter-spacing="normal" fo:font-style="normal" fo:font-weight="normal" fo:background-color="transparent" loext:char-shading-value="0" loext:padding="0cm" loext:border="none"/>
    </style:style>
    <style:style style:name="T10" style:family="text">
      <style:text-properties fo:font-variant="normal" fo:text-transform="none" fo:color="#008080" loext:opacity="100%" style:font-name="SFMono-Regular" fo:font-size="7.80000019073486pt" fo:letter-spacing="normal" fo:font-style="normal" fo:font-weight="normal" fo:background-color="transparent" loext:char-shading-value="0" loext:padding="0cm" loext:border="none"/>
    </style:style>
    <style:style style:name="T11" style:family="text">
      <style:text-properties fo:font-variant="normal" fo:text-transform="none" fo:color="#0086b3" loext:opacity="100%" style:font-name="SFMono-Regular" fo:font-size="7.80000019073486pt" fo:letter-spacing="normal" fo:font-style="normal" fo:font-weight="normal" fo:background-color="transparent" loext:char-shading-value="0" loext:padding="0cm" loext:border="none"/>
    </style:style>
    <style:style style:name="T12" style:family="text">
      <style:text-properties fo:font-variant="normal" fo:text-transform="none" fo:color="#999988" loext:opacity="100%" style:font-name="SFMono-Regular" fo:font-size="7.80000019073486pt" fo:letter-spacing="normal" fo:font-style="italic" fo:font-weight="normal" fo:background-color="transparent" loext:char-shading-value="0" loext:padding="0cm" loext:border="none"/>
    </style:style>
    <style:style style:name="T13" style:family="text">
      <style:text-properties officeooo:rsid="000c6144"/>
    </style:style>
    <style:style style:name="T14" style:family="text">
      <style:text-properties officeooo:rsid="000db12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nachoiborraies.github.io/laravel/" text:style-name="Internet_20_link" text:visited-style-name="Visited_20_Internet_20_Link"><text:span text:style-name="T1">Curso de Laravel</text:span></text:a></text:h>
      <text:h text:style-name="P2" text:outline-level="1"><text:bookmark text:name="ejercicios-propuestos---parte-5"/>Ejercicios propuestos - Parte <text:span text:style-name="T14">5</text:span></text:h>
      <text:h text:style-name="P3" text:outline-level="2"><text:bookmark text:name="ejercicio-1"/>Ejercicio 1</text:h>
      <text:p text:style-name="P6"><text:span text:style-name="T2">Sobre el proyecto </text:span><text:span text:style-name="Strong_20_Emphasis"><text:span text:style-name="T3">blog</text:span></text:span><text:span text:style-name="T2"> de la sesión anterior, vamos a añadir estos cambios:</text:span></text:p>
      <text:list xml:id="list1539853922" text:style-name="L1">
        <text:list-item>
          <text:p text:style-name="P8"><text:span text:style-name="T2">Crea un formulario para dar de alta nuevos posts, en la vista </text:span><text:span text:style-name="Source_20_Text"><text:span text:style-name="T4">resources/views/posts/create.blade.php</text:span></text:span><text:span text:style-name="T2">. Añade un par de campos (un texto corto y un texto largo) para rellenar el título y el contenido, y como autor o usuario del post de momento deja uno predefinido; por ejemplo, el autor con id = 1, o el primer usuario que encuentres en la base de datos (</text:span><text:span text:style-name="Source_20_Text"><text:span text:style-name="T4">Usuario::get()-&gt;first()</text:span></text:span><text:span text:style-name="T2">). Más adelante ya lo haremos dependiente del usuario que se haya autenticado. Recuerda definir el método </text:span><text:span text:style-name="Source_20_Text"><text:span text:style-name="T4">store</text:span></text:span><text:span text:style-name="T2"> en el controlador de posts para dar de alta el post, y redirigir después al listado principal de posts. Para cargar el formulario, añade una nueva opción en el menú principal de navegación.</text:span></text:p>
        </text:list-item>
        <text:list-item>
          <text:p text:style-name="P8"><text:span text:style-name="T2">En la ficha de un post, añade un botón con un formulario para borrar el post. Deberás definir el código del método </text:span><text:span text:style-name="Source_20_Text"><text:span text:style-name="T4">destroy</text:span></text:span><text:span text:style-name="T2"> para eliminar el post y redirigir de nuevo al listado. En el caso de que hayas hecho el ejercicio opcional de la sesión anterior para añadir comentarios a los posts, deberás previamente eliminar todos los comentarios asociados a ese post, y después borrar el post. Para filtrar los comentarios de un post y borrarlos, utiliza la cláusula </text:span><text:span text:style-name="Source_20_Text"><text:span text:style-name="T4">where</text:span></text:span><text:span text:style-name="T2"> que se explicó en la sesión 4:</text:span></text:p>
        </text:list-item>
      </text:list>
      <text:p text:style-name="P4"><text:span text:style-name="Source_20_Text"><text:span text:style-name="T6">Comentario</text:span></text:span><text:span text:style-name="Source_20_Text"><text:span text:style-name="T7">::</text:span></text:span><text:span text:style-name="Source_20_Text"><text:span text:style-name="T8">where</text:span></text:span><text:span text:style-name="Source_20_Text"><text:span text:style-name="T5">(</text:span></text:span><text:span text:style-name="Source_20_Text"><text:span text:style-name="T9">'post_id'</text:span></text:span><text:span text:style-name="Source_20_Text"><text:span text:style-name="T5">, </text:span></text:span><text:span text:style-name="Source_20_Text"><text:span text:style-name="T10">$id</text:span></text:span><text:span text:style-name="Source_20_Text"><text:span text:style-name="T5">)</text:span></text:span><text:span text:style-name="Source_20_Text"><text:span text:style-name="T7">-&gt;</text:span></text:span><text:span text:style-name="Source_20_Text"><text:span text:style-name="T11">delete</text:span></text:span><text:span text:style-name="Source_20_Text"><text:span text:style-name="T5">();</text:span></text:span></text:p>
      <text:p text:style-name="P5"><text:span text:style-name="Source_20_Text"><text:span text:style-name="T12">// Aquí ya borramos el post</text:span></text:span></text:p>
      <text:h text:style-name="P3" text:outline-level="2"><text:bookmark text:name="ejercicio-2"/>Ejercicio 2</text:h>
      <text:p text:style-name="P6"><text:span text:style-name="Strong_20_Emphasis"><text:span text:style-name="Emphasis"><text:span text:style-name="T3">Opcional</text:span></text:span></text:span></text:p>
      <text:p text:style-name="P7"><text:span text:style-name="T2">Continuamos con el proyecto </text:span><text:span text:style-name="Strong_20_Emphasis"><text:span text:style-name="T3">blog</text:span></text:span><text:span text:style-name="T2"> anterior. Ahora añadiremos el formulario de edición de un post, también desde la vista de la ficha del post. El formulario deberá mostrar los datos ya rellenos del post. Dicho formulario se carga a partir del método </text:span><text:span text:style-name="Source_20_Text"><text:span text:style-name="T4">edit</text:span></text:span><text:span text:style-name="T2"> (que deberá renderizar la vista con el formulario de edición, </text:span><text:span text:style-name="Source_20_Text"><text:span text:style-name="T4">resources/views/posts/edit.blade.php</text:span></text:span><text:span text:style-name="T2">), y el formulario se enviará al método </text:span><text:span text:style-name="Source_20_Text"><text:span text:style-name="T4">update</text:span></text:span><text:span text:style-name="T2"> del controlador, pasándole como parámetro el </text:span><text:span text:style-name="Emphasis"><text:span text:style-name="T2">id</text:span></text:span><text:span text:style-name="T2"> del post a modificar.</text:span></text:p>
      <text:h text:style-name="P3" text:outline-level="2"><text:bookmark text:name="ejercicio-3"/>Ejercicio 3</text:h>
      <text:p text:style-name="P7"><text:span text:style-name="T2">Continuamos con el proyecto </text:span><text:span text:style-name="Strong_20_Emphasis"><text:span text:style-name="T3">blog</text:span></text:span><text:span text:style-name="T2"> anterior. Crea un </text:span><text:span text:style-name="Emphasis"><text:span text:style-name="T2">form request</text:span></text:span><text:span text:style-name="T2"> llamado </text:span><text:span text:style-name="Source_20_Text"><text:span text:style-name="T4">PostRequest</text:span></text:span><text:span text:style-name="T2">, que valide los datos del post. En concreto, deben cumplirse estos requisitos:</text:span></text:p>
      <text:list xml:id="list1340191744" text:style-name="L2">
        <text:list-item>
          <text:p text:style-name="P9">El título del post debe ser obligatorio, y de al menos 5 caracteres de longitud</text:p>
        </text:list-item>
        <text:list-item>
          <text:p text:style-name="P9">El contenido del post debe ser obligatorio, y de al menos 50 caracteres de longitud</text:p>
        </text:list-item>
      </text:list>
      <text:p text:style-name="P7"><text:span text:style-name="T2">Define mensajes de error personalizados para cada posible error de validación, y muéstralos junto a cada campo afectado, como en el ejemplo de la biblioteca. Además, utiliza la función </text:span><text:span text:style-name="Source_20_Text"><text:span text:style-name="T4">old</text:span></text:span><text:span text:style-name="T2"> para recordar el valor antiguo correcto, en el caso de que un campo pase la validación pero otro(s) no.</text:span></text:p>
      <text:p text:style-name="P6"><text:soft-page-break/><text:span text:style-name="Strong_20_Emphasis"><text:span text:style-name="T3">¿Qué entregar?</text:span></text:span></text:p>
      <text:p text:style-name="P7"><text:span text:style-name="T2">Como entrega de esta sesión deberás comprimir el proyecto </text:span><text:span text:style-name="Strong_20_Emphasis"><text:span text:style-name="T3">blog</text:span></text:span><text:span text:style-name="T2"> con todos los cambios incorporados, y eliminando las carpetas </text:span><text:span text:style-name="Source_20_Text"><text:span text:style-name="T4">vendor</text:span></text:span><text:span text:style-name="T2"> y </text:span><text:span text:style-name="Source_20_Text"><text:span text:style-name="T4">node_modules</text:span></text:span><text:span text:style-name="T2"> como se explicó en las sesiones anteriores. Renombra el archivo comprimido a </text:span><text:span text:style-name="Source_20_Text"><text:span text:style-name="T4">blog_06.zip</text:span></text:span><text:span text:style-name="T2">.</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0T20:23:30.636000000</meta:creation-date>
    <dc:date>2022-10-10T20:25:16.973000000</dc:date>
    <meta:editing-duration>PT1M46S</meta:editing-duration>
    <meta:editing-cycles>2</meta:editing-cycles>
    <meta:generator>LibreOffice/7.0.3.1$Windows_X86_64 LibreOffice_project/d7547858d014d4cf69878db179d326fc3483e082</meta:generator>
    <meta:document-statistic meta:table-count="0" meta:image-count="0" meta:object-count="0" meta:page-count="2" meta:paragraph-count="18" meta:word-count="455" meta:character-count="2747" meta:non-whitespace-character-count="2314"/>
  </office:meta>
</office:document-meta>
</file>